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Default"/>
        <table:table-row table:style-name="ro1">
          <table:table-cell>
            <draw:frame table:end-cell-address="Feuille1.E16" table:end-x="3.155cm" table:end-y="0.467cm" draw:z-index="0" draw:style-name="gr1" draw:text-style-name="P1" svg:width="15.995cm" svg:height="9.006cm" svg:x="0.135cm" svg:y="0.133cm">
              <draw:object draw:notify-on-update-of-ranges="Feuille2.A1:Feuille2.A1 Feuille2.B1:Feuille2.E1 Feuille2.A2:Feuille2.A2 Feuille2.B2:Feuille2.E2 Feuille2.D2:Feuille2.E2 Feuille2.A3:Feuille2.A3 Feuille2.B3:Feuille2.E3 Feuille2.D3:Feuille2.E3 Feuille2.A4:Feuille2.A4 Feuille2.B4:Feuille2.E4 Feuille2.D4:Feuille2.E4 Feuille2.A5:Feuille2.A5 Feuille2.B5:Feuille2.E5 Feuille2.D5:Feuille2.E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2" table:number-columns-repeated="6" table:default-cell-style-name="Default"/>
        <table:table-row table:style-name="ro2">
          <table:table-cell office:value-type="string">
            <text:p>nom</text:p>
          </table:table-cell>
          <table:table-cell office:value-type="string" table:number-columns-spanned="2" table:number-rows-spanned="1">
            <text:p>hauteur</text:p>
          </table:table-cell>
          <table:covered-table-cell/>
          <table:table-cell office:value-type="string">
            <text:p>début</text:p>
          </table:table-cell>
          <table:table-cell office:value-type="string">
            <text:p>fin</text:p>
          </table:table-cell>
          <table:table-cell office:value-type="string">
            <text:p>couleur</text:p>
          </table:table-cell>
        </table:table-row>
        <table:table-row table:style-name="ro3">
          <table:table-cell office:value-type="string">
            <text:p>Wishent</text:p>
          </table:table-cell>
          <table:table-cell table:style-name="ce1" office:value-type="float" office:value="1">
            <text:p>1</text:p>
          </table:table-cell>
          <table:table-cell table:style-name="ce1" table:formula="of:=[.B2]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Nakbor</text:p>
          </table:table-cell>
          <table:table-cell table:style-name="ce1" office:value-type="float" office:value="2">
            <text:p>2</text:p>
          </table:table-cell>
          <table:table-cell table:style-name="ce1" table:formula="of:=[.B3]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style-name="ce1" table:formula="of:=[.B4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style-name="ce1" table:formula="of:=[.B5]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/>
          <table:table-cell table:style-name="ce1" table:formula="of:=[.B6]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/>
          <table:table-cell table:style-name="ce1" table:formula="of:=[.B7]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/>
          <table:table-cell table:style-name="ce1" table:formula="of:=[.B8]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/>
          <table:table-cell table:style-name="ce1" table:formula="of:=[.B9]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/>
          <table:table-cell table:style-name="ce1" table:formula="of:=[.B10]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/>
          <table:table-cell table:style-name="ce1" table:formula="of:=[.B11]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/>
          <table:table-cell table:style-name="ce1" table:formula="of:=[.B12]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/>
          <table:table-cell table:style-name="ce1" table:formula="of:=[.B13]" office:value-type="float" office:value="0">
            <text:p>0</text:p>
          </table:table-cell>
          <table:table-cell table:number-columns-repeated="3"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3" table:style-name="ta1" table:print="false">
        <table:table-column table:style-name="co2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3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10/08/2018</text:date>, <text:time>15:1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22:52:06.50</meta:creation-date>
    <dc:title>pour bien commencer</dc:title>
    <meta:editing-duration>PT33M11S</meta:editing-duration>
    <meta:editing-cycles>3</meta:editing-cycles>
    <meta:generator>OpenOffice/4.1.5$Win32 OpenOffice.org_project/415m1$Build-9789</meta:generator>
    <meta:initial-creator>Silène Godard-Cadillac</meta:initial-creator>
    <dc:date>2018-08-10T15:18:02.32</dc:date>
    <dc:creator>Silène Godard-Cadillac</dc:creator>
    <meta:document-statistic meta:table-count="3" meta:cell-count="41" meta:object-count="1"/>
    <meta:template xlink:type="simple" xlink:actuate="onRequest" xlink:title="pour bien commencer" xlink:href="../../../../../AppData/Roaming/OpenOffice/4/user/template/pour%20bien%20commencer.ots" meta:date="2018-08-09T22:52:04.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7cm" xlink:href=".." xlink:type="simple" chart:class="chart:scatter" chart:row-mapping="0 1 2 3" chart:style-name="ch1">
        <chart:plot-area chart:style-name="ch2" table:cell-range-address="Feuille2.A1:Feuille2.E5" chart:data-source-has-labels="both" svg:x="0.769cm" svg:y="0.855cm" svg:width="14.589cm" svg:height="6.964cm">
          <chartooo:coordinate-region svg:x="0.862cm" svg:y="0.855cm" svg:width="14.256cm" svg:height="6.291cm"/>
          <chart:axis chart:dimension="x" chart:name="primary-x" chart:style-name="ch3" chartooo:axis-type="auto">
            <chart:title svg:x="6.947cm" svg:y="8cm" chart:style-name="ch4">
              <text:p>temps  (en ua)</text:p>
            </chart:title>
            <chart:categories table:cell-range-address="Feuille2.B1:Feuille2.E1"/>
            <chart:grid chart:style-name="ch5" chart:class="major"/>
          </chart:axis>
          <chart:axis chart:dimension="y" chart:name="primary-y" chart:style-name="ch6"/>
          <chart:series chart:style-name="ch7" chart:values-cell-range-address="Feuille2.B2:Feuille2.E2" chart:label-cell-address="Feuille2.A2:Feuille2.A2" chart:class="chart:scatter">
            <chart:domain table:cell-range-address="Feuille2.D2:Feuille2.E2"/>
            <chart:data-point chart:repeated="4"/>
          </chart:series>
          <chart:series chart:style-name="ch8" chart:values-cell-range-address="Feuille2.B3:Feuille2.E3" chart:label-cell-address="Feuille2.A3:Feuille2.A3" chart:class="chart:scatter">
            <chart:domain table:cell-range-address="Feuille2.D3:Feuille2.E3"/>
            <chart:data-point chart:repeated="4"/>
          </chart:series>
          <chart:series chart:style-name="ch9" chart:values-cell-range-address="Feuille2.B4:Feuille2.E4" chart:label-cell-address="Feuille2.A4:Feuille2.A4" chart:class="chart:scatter">
            <chart:domain table:cell-range-address="Feuille2.D4:Feuille2.E4"/>
            <chart:data-point chart:repeated="4"/>
          </chart:series>
          <chart:series chart:style-name="ch10" chart:values-cell-range-address="Feuille2.B5:Feuille2.E5" chart:label-cell-address="Feuille2.A5:Feuille2.A5" chart:class="chart:scatter">
            <chart:domain table:cell-range-address="Feuille2.D5:Feuille2.E5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uteur</text:p>
                <draw:g>
                  <svg:desc>Feuille2.B1:Feuille2.E1</svg:desc>
                </draw:g>
              </table:table-cell>
              <table:table-cell office:value-type="string">
                <text:p/>
              </table:table-cell>
              <table:table-cell office:value-type="string">
                <text:p>début</text:p>
              </table:table-cell>
              <table:table-cell office:value-type="string">
                <text:p>fin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2.D2:Feuille2.E2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shent</text:p>
                <draw:g>
                  <svg:desc>Feuille2.A2:Feuille2.A2</svg:desc>
                </draw:g>
              </table:table-cell>
              <table:table-cell office:value-type="float" office:value="1">
                <text:p>1</text:p>
                <draw:g>
                  <svg:desc>Feuille2.B2:Feuille2.E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2.D3:Feuille2.E3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akbor</text:p>
                <draw:g>
                  <svg:desc>Feuille2.A3:Feuille2.A3</svg:desc>
                </draw:g>
              </table:table-cell>
              <table:table-cell office:value-type="float" office:value="2">
                <text:p>2</text:p>
                <draw:g>
                  <svg:desc>Feuille2.B3:Feuille2.E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2.D4:Feuille2.E4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  <draw:g>
                  <svg:desc>Feuille2.A4:Feuille2.A4</svg:desc>
                </draw:g>
              </table:table-cell>
              <table:table-cell office:value-type="float" office:value="3">
                <text:p>3</text:p>
                <draw:g>
                  <svg:desc>Feuille2.B4:Feuille2.E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2.D5:Feuille2.E5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</text:p>
                <draw:g>
                  <svg:desc>Feuille2.A5:Feuille2.A5</svg:desc>
                </draw:g>
              </table:table-cell>
              <table:table-cell office:value-type="float" office:value="4">
                <text:p>4</text:p>
                <draw:g>
                  <svg:desc>Feuille2.B5:Feuille2.E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